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95c3" officeooo:paragraph-rsid="000495c3"/>
    </style:style>
    <style:style style:name="P2" style:family="paragraph" style:parent-style-name="Standard">
      <style:text-properties officeooo:rsid="000495c3" officeooo:paragraph-rsid="0004a4fa"/>
    </style:style>
    <style:style style:name="P3" style:family="paragraph" style:parent-style-name="Standard">
      <style:text-properties fo:font-weight="bold" officeooo:rsid="000495c3" officeooo:paragraph-rsid="000495c3" style:font-weight-asian="bold" style:font-weight-complex="bold"/>
    </style:style>
    <style:style style:name="P4" style:family="paragraph" style:parent-style-name="Standard">
      <style:text-properties officeooo:rsid="0004a4fa" officeooo:paragraph-rsid="0004a4fa"/>
    </style:style>
    <style:style style:name="P5" style:family="paragraph" style:parent-style-name="Standard">
      <style:text-properties style:text-underline-style="none" officeooo:rsid="000521a1" officeooo:paragraph-rsid="000521a1"/>
    </style:style>
    <style:style style:name="P6" style:family="paragraph" style:parent-style-name="Standard">
      <style:text-properties style:text-underline-style="none" officeooo:rsid="0005c616" officeooo:paragraph-rsid="0005c616"/>
    </style:style>
    <style:style style:name="P7" style:family="paragraph" style:parent-style-name="Standard">
      <style:text-properties style:text-underline-style="none" fo:font-weight="bold" officeooo:rsid="0005c616" officeooo:paragraph-rsid="0005c616" style:font-weight-asian="bold" style:font-weight-complex="bold"/>
    </style:style>
    <style:style style:name="P8" style:family="paragraph" style:parent-style-name="Standard">
      <style:text-properties style:text-underline-style="none" fo:font-weight="bold" officeooo:rsid="0006faa3" officeooo:paragraph-rsid="0006faa3" style:font-weight-asian="bold" style:font-weight-complex="bold"/>
    </style:style>
    <style:style style:name="P9" style:family="paragraph" style:parent-style-name="Standard">
      <style:text-properties style:text-underline-style="none" fo:font-weight="bold" officeooo:rsid="000783f4" officeooo:paragraph-rsid="000783f4" style:font-weight-asian="bold" style:font-weight-complex="bold"/>
    </style:style>
    <style:style style:name="P10" style:family="paragraph" style:parent-style-name="Standard">
      <style:text-properties style:text-underline-style="none" fo:font-weight="normal" officeooo:rsid="0005c616" officeooo:paragraph-rsid="0005c616" style:font-weight-asian="normal" style:font-weight-complex="normal"/>
    </style:style>
    <style:style style:name="P11" style:family="paragraph" style:parent-style-name="Standard">
      <style:text-properties style:text-underline-style="none" fo:font-weight="normal" officeooo:rsid="0006faa3" officeooo:paragraph-rsid="0006faa3" style:font-weight-asian="normal" style:font-weight-complex="normal"/>
    </style:style>
    <style:style style:name="P12" style:family="paragraph" style:parent-style-name="Standard">
      <style:text-properties style:text-underline-style="none" fo:font-weight="normal" officeooo:rsid="000901cb" officeooo:paragraph-rsid="000901cb" style:font-weight-asian="normal" style:font-weight-complex="normal"/>
    </style:style>
    <style:style style:name="P13" style:family="paragraph" style:parent-style-name="Standard">
      <style:text-properties style:text-underline-style="none" fo:font-weight="normal" officeooo:rsid="000a00b2" officeooo:paragraph-rsid="000a00b2"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06faa3" officeooo:paragraph-rsid="0006faa3"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0901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as importantes java</text:p>
      <text:p text:style-name="P1"/>
      <text:p text:style-name="P3">Por que no se puede llamar un metodo que pueda ser sobre escrito desde un constructor?</text:p>
      <text:p text:style-name="P2">Por que en el constroctor normalemente se llama al constructor de la superclase el cual podria llama a un metodo que esta en la superclase pero tambien en la subclase. Esto produce que al estar en la sobre escrito en la subclase el constructor de la superclase llame tal vez de manera no intensionada al metodo de la subclase el cual podria llevar a errores sutiles y dificiles de verificar y en encontrar.</text:p>
      <text:p text:style-name="P2"/>
      <text:p text:style-name="P4">Los metodos estaticos son implicitamente final y no pueden ser modificados en ninguna clase que herede de una superclase por lo tanto se pueden llamar desde un constructor.</text:p>
      <text:p text:style-name="P4"/>
      <text:p text:style-name="P4">Las clases con el modificador de acceso final no se pueden ser súper clases y los metodos final no pueden sobre escribirse en las subclases.</text:p>
      <text:p text:style-name="P4"><text:span text:style-name="T1"/></text:p>
      <text:p text:style-name="P5">Normalmente escribes <text:s/>codigo duplicado en el constructor de la clase y en el method set para la validar una variable , si el codigo duplicado es breve eso esta bien pero si es extenso debes crear un method static as private y puedes llamarlo desde ambos lugares tanto del constructor como del set method.</text:p>
      <text:p text:style-name="P5"/>
      <text:p text:style-name="P7">Cual es el proposito de los methods y las clases abstract?</text:p>
      <text:p text:style-name="P7"/>
      <text:p text:style-name="P10">El proposito de las clases abstract es brindar una clase de la cual no se pueda hererar por lo cual no se puede crear un objecto haciendo referencia a esa clase si no haciendolo a traves de una referencia de uno de sus subclases deribadas de las mismas.</text:p>
      <text:p text:style-name="P10"/>
      <text:p text:style-name="P10">Los method absctract no tienen implementacion y deben ser implementados por las subclases que deriven de la superclase abstract si no la subclase deben de ser abstractactas tambien.</text:p>
      <text:p text:style-name="P10"><text:span text:style-name="T2"/></text:p>
      <text:p text:style-name="P8">Notas sobre interfaces:</text:p>
      <text:p text:style-name="P8"/>
      <text:p text:style-name="P11">las interfaces pueden ser implementadas tantas de ellas como quieras y necesites en tus clases.</text:p>
      <text:p text:style-name="P11">Todos los metodos de una interfaz son public y abstract por default <text:s/>asi que poner esto en la declaracion del method es redundante. Igualmente las variables de intancia o estados son public static final por lo cual estas palabras claves en la declaracion de una variable son tambien redundate. Al momento de implementar una interfaz en una clase debes contratar el o los metodos que esta suple a las subclase o si no se debe declarar como abstract si no el compilador lanzara un error.</text:p>
      <text:p text:style-name="P11"/>
      <text:p text:style-name="P13">De la version java SE 8 en adelante las interfaces pueden tener methods con implementaciones en el <text:s/>se llaman default methods y las interfaces que solo tienen un methodo se llaman funtional interface.</text:p>
      <text:p text:style-name="P14"/>
      <text:p text:style-name="P9">Clases, methods and <text:span text:style-name="T3">parametros</text:span> final:</text:p>
      <text:p text:style-name="P9"/>
      <text:p text:style-name="P12">las clases final por default no pueden ser heredas por una subclases por eso el atributo de final , como quien dice hasta aquí llego la herencia.</text:p>
      <text:p text:style-name="P12"/>
      <text:p text:style-name="P12">Los methods final no pueden ser sobre escritos en subclases que deriben de las superclases que los implementan.</text:p>
      <text:p text:style-name="P12"/>
      <text:p text:style-name="P12">Los parametros en las methods pueden ser declarados como final tambien.</text:p>
      <text:p text:style-name="P12"/>
      <text:p text:style-name="P13"/>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D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D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9:16:04.010570508</meta:creation-date>
    <dc:date>2018-01-10T20:29:40.985616021</dc:date>
    <meta:editing-duration>PT11H3M33S</meta:editing-duration>
    <meta:editing-cycles>7</meta:editing-cycles>
    <meta:generator>LibreOffice/5.1.6.2$Linux_X86_64 LibreOffice_project/10m0$Build-2</meta:generator>
    <meta:document-statistic meta:table-count="0" meta:image-count="0" meta:object-count="0" meta:page-count="2" meta:paragraph-count="17" meta:word-count="483" meta:character-count="2789" meta:non-whitespace-character-count="2320"/>
  </office:meta>
</office:document-meta>
</file>